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808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808080"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objectwithoutfill">
      <style:graphic-properties svg:stroke-width="0.025cm" draw:marker-start-width="0.229cm" draw:marker-end="Arrow" draw:marker-end-width="0.152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152cm" draw:fill="none" draw:textarea-vertical-align="middle"/>
    </style:style>
    <style:style style:name="gr8" style:family="graphic" style:parent-style-name="measure">
      <style:graphic-properties draw:textarea-vertical-align="middle"/>
    </style:style>
    <style:style style:name="gr9" style:family="graphic" style:parent-style-name="measure">
      <style:graphic-properties draw:stroke="none" draw:fill="none" fo:min-height="0.47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10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10pt" style:font-style-asian="italic" style:font-weight-asian="normal" style:font-family-complex="Arial" style:font-family-generic-complex="system" style:font-pitch-complex="variable" style:font-size-complex="10pt" style:font-style-complex="italic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57cm" svg:height="0.657cm" svg:x="3.467cm" svg:y="3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59cm" svg:height="0.359cm" svg:x="0.36cm" svg:y="2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0.749cm" svg:y1="2.904cm" svg:x2="7.282cm" svg:y2="2.904cm">
          <text:p/>
        </draw:line>
        <draw:line draw:style-name="gr3" draw:text-style-name="P1" draw:layer="layout" svg:x1="6.195cm" svg:y1="0.239cm" svg:x2="2.483cm" svg:y2="3.828cm">
          <text:p/>
        </draw:line>
        <draw:path draw:style-name="gr4" draw:text-style-name="P1" draw:layer="layout" svg:width="5.506cm" svg:height="2.706cm" svg:x="0.708cm" svg:y="0.197cm" svg:viewBox="0 0 5507 2707" svg:d="m0 2707c502 0 851 0 851 0l523-30 585-41 338-41 287-93 298-153 266-206 339-297c0 0 348-307 348-297s380-380 380-380l287-266 256-226c0 0 236-236 216-205s225-205 225-205l175-164 133-103">
          <text:p/>
        </draw:path>
        <draw:line draw:style-name="gr3" draw:text-style-name="P1" draw:layer="layout" svg:x1="3.774cm" svg:y1="3.756cm" svg:x2="2.78cm" svg:y2="1.223cm">
          <text:p/>
        </draw:line>
        <draw:frame draw:style-name="gr5" draw:layer="layout" svg:width="0.424cm" svg:height="0.259cm" svg:x="4.21cm" svg:y="2.46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1" draw:layer="layout" svg:width="0.411cm" svg:height="0.285cm" draw:transform="rotate (-0.565137611795764) translate (3.897cm 2.453cm)" svg:viewBox="0 0 412 286" svg:d="m0 0c97 0 161 43 161 43l60 36 80 70 53 64 36 38 22 35">
          <text:p/>
        </draw:path>
        <draw:frame draw:style-name="gr5" draw:layer="layout" svg:width="0.424cm" svg:height="0.259cm" svg:x="3.348cm" svg:y="2.03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424cm" svg:height="0.259cm" svg:x="2.62cm" svg:y="2.31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7" draw:text-style-name="P1" draw:layer="layout" svg:x1="0.821cm" svg:y1="2.915cm" svg:x2="1.508cm" svg:y2="2.904cm">
          <text:p/>
        </draw:line>
        <draw:line draw:style-name="gr3" draw:text-style-name="P1" draw:layer="layout" svg:x1="0.494cm" svg:y1="3.763cm" svg:x2="7.279cm" svg:y2="3.763cm">
          <text:p/>
        </draw:line>
        <draw:measure draw:style-name="gr8" draw:text-style-name="P3" draw:layer="measurelines" svg:x1="6.315cm" svg:y1="2.904cm" svg:x2="6.315cm" svg:y2="3.763cm">
          <text:p text:style-name="P2"><text:span text:style-name="T1">b</text:span></text:p>
        </draw:measure>
        <draw:frame draw:style-name="gr9" draw:text-style-name="P4" draw:layer="layout" svg:width="0.502cm" svg:height="0.726cm" svg:x="5.982cm" svg:y="1.483cm">
          <draw:text-box>
            <text:p text:style-name="P4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2T09:44:49</meta:creation-date>
    <dc:date>2014-01-12T20:58:38</dc:date>
    <meta:editing-duration>PT9M37S</meta:editing-duration>
    <meta:editing-cycles>3</meta:editing-cycles>
    <meta:generator>LibreOffice/3.6$Linux_X86_64 LibreOffice_project/360m1$Build-304</meta:generator>
    <meta:document-statistic meta:object-count="14"/>
  </office:meta>
</office:document-meta>
</file>

<file path=Object 1/content.xml><?xml version="1.0" encoding="utf-8"?>
<math xmlns="http://www.w3.org/1998/Math/MathML">
  <semantics>
    <mrow>
      <mstyle mathsize="10pt">
        <mrow>
          <mrow>
            <mo stretchy="false">ϕ</mo>
          </mrow>
        </mrow>
      </mstyle>
    </mrow>
    <annotation encoding="StarMath 5.0">size 10 {%phi}</annotation>
  </semantics>
</math>
</file>

<file path=Object 2/content.xml><?xml version="1.0" encoding="utf-8"?>
<math xmlns="http://www.w3.org/1998/Math/MathML">
  <semantics>
    <mrow>
      <mstyle mathsize="10pt">
        <mrow>
          <mrow>
            <mo stretchy="false">χ</mo>
          </mrow>
        </mrow>
      </mstyle>
    </mrow>
    <annotation encoding="StarMath 5.0">size 10 {%chi}</annotation>
  </semantics>
</math>
</file>

<file path=Object 3/content.xml><?xml version="1.0" encoding="utf-8"?>
<math xmlns="http://www.w3.org/1998/Math/MathML">
  <semantics>
    <mrow>
      <mstyle mathsize="10pt">
        <mrow>
          <mrow>
            <mo stretchy="false">χ</mo>
          </mrow>
        </mrow>
      </mstyle>
    </mrow>
    <annotation encoding="StarMath 5.0">size 10 {%chi}</annotation>
  </semantics>
</math>
</file>